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187.6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49pt solid #990000" style:vertical-align="automatic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horaires</text:p>
          </table:table-cell>
          <table:table-cell table:style-name="ce1" office:value-type="string" calcext:value-type="string">
            <text:p>Events</text:p>
          </table:table-cell>
        </table:table-row>
        <table:table-row table:style-name="ro1">
          <table:table-cell table:style-name="ce1" office:value-type="string" calcext:value-type="string">
            <text:p>24h00-01h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1h00-02h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2h00-03h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3h00-04h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4h00-05h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5h00-06h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6h00-07h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7h00-08h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8h00-09h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9h00-10h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0h00-11h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1h00-12h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2h00-13h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3h00-14h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4h00-15h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5h00-16h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6h00-17h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7h00-18h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8h00-19h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9h00-20h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0h00-21h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1h00-22h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2h00-23h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3h00-24h00</text:p>
          </table:table-cell>
          <table:table-cell table:style-name="ce1"/>
        </table:table-row>
        <table:table-row table:style-name="ro1" table:number-rows-repeated="104855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2T17:08:05.143900771</meta:creation-date>
    <dc:date>2023-02-12T17:09:36.559738290</dc:date>
    <meta:editing-duration>PT1M34S</meta:editing-duration>
    <meta:editing-cycles>1</meta:editing-cycles>
    <meta:document-statistic meta:table-count="1" meta:cell-count="26" meta:object-count="0"/>
    <meta:generator>LibreOffice/5.1.6.2$Linux_x86 LibreOffice_project/10m0$Build-2</meta:generator>
  </office:meta>
</office:document-meta>
</file>